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cc0328216851b472073258d39d9b2ca" style:family="table-column">
      <style:table-column-properties fo:break-before="auto" style:use-optimal-column-width="false" style:column-width="6cm"/>
    </style:style>
    <style:style style:name="odsStyleTableColumn-349d0fc62277468341d4c08164f67e84" style:family="table-column">
      <style:table-column-properties fo:break-before="auto" style:use-optimal-column-width="false" style:column-width="5cm"/>
    </style:style>
    <style:style style:name="odsStyleTableColumn-1f3c15427d3df31d644ab7883e2f229d" style:family="table-column">
      <style:table-column-properties fo:break-before="auto" style:use-optimal-column-width="false" style:column-width="3cm"/>
    </style:style>
    <style:style style:name="odsStyleTableCell-dbd626fa53402f71f3d705fc2ae0907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567613935eeda7a7505e0eb375c0ca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2a8bf2aba88d9598d8163a8340eb7a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c2597791907f53d4a2aa254c092fb3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244eacdce3d53b94a1094ce383f8f30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cc0328216851b472073258d39d9b2ca" table:default-cell-style-name="Default"/>
        <table:table-column table:style-name="odsStyleTableColumn-349d0fc62277468341d4c08164f67e84" table:default-cell-style-name="Default"/>
        <table:table-column table:style-name="odsStyleTableColumn-1f3c15427d3df31d644ab7883e2f229d" table:default-cell-style-name="Default"/>
        <table:table-column table:style-name="odsStyleTableColumn-1f3c15427d3df31d644ab7883e2f229d" table:default-cell-style-name="Default"/>
        <table:table-column table:style-name="odsStyleTableColumn-1f3c15427d3df31d644ab7883e2f229d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dbd626fa53402f71f3d705fc2ae0907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567613935eeda7a7505e0eb375c0ca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567613935eeda7a7505e0eb375c0ca6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0567613935eeda7a7505e0eb375c0ca6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567613935eeda7a7505e0eb375c0ca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2a8bf2aba88d9598d8163a8340eb7a4" office:value-type="string">
            <text:p>PAIS</text:p>
          </table:table-cell>
          <table:table-cell table:style-name="odsStyleTableCell-82a8bf2aba88d9598d8163a8340eb7a4" office:value-type="string">
            <text:p>UNIDAD MONETARIA</text:p>
          </table:table-cell>
          <table:table-cell table:style-name="odsStyleTableCell-82a8bf2aba88d9598d8163a8340eb7a4" office:value-type="string">
            <text:p>MONEDA</text:p>
          </table:table-cell>
          <table:table-cell table:style-name="odsStyleTableCell-82a8bf2aba88d9598d8163a8340eb7a4" office:value-type="string">
            <text:p>TIPO DE CAMBIO EN Bs POR UNIDAD DE MONEDA EXTRANJERA</text:p>
          </table:table-cell>
          <table:table-cell table:style-name="odsStyleTableCell-82a8bf2aba88d9598d8163a8340eb7a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567613935eeda7a7505e0eb375c0ca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2a8bf2aba88d9598d8163a8340eb7a4" office:value-type="string">
            <text:p> </text:p>
          </table:table-cell>
          <table:table-cell table:style-name="odsStyleTableCell-82a8bf2aba88d9598d8163a8340eb7a4" office:value-type="string">
            <text:p>UNIDAD MONETARIA</text:p>
          </table:table-cell>
          <table:table-cell table:style-name="odsStyleTableCell-82a8bf2aba88d9598d8163a8340eb7a4" office:value-type="string">
            <text:p>MONEDA</text:p>
          </table:table-cell>
          <table:table-cell table:style-name="odsStyleTableCell-82a8bf2aba88d9598d8163a8340eb7a4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567613935eeda7a7505e0eb375c0ca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2a8bf2aba88d9598d8163a8340eb7a4" office:value-type="string">
            <text:p> </text:p>
          </table:table-cell>
        </table:table-row>
        <table:table-row table:style-name="ro1">
          <table:table-cell table:style-name="odsStyleTableCell-0c2597791907f53d4a2aa254c092fb3e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44eacdce3d53b94a1094ce383f8f30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2</meta:creation-date>
    <meta:generator>ods générator</meta:generator>
    <dc:date>2024-10-15T21:15:12</dc:date>
    <meta:editing-duration>PT1S</meta:editing-duration>
    <meta:editing-cycles>1</meta:editing-cycles>
    <meta:document-statistic meta:table-count="1" meta:cell-count="4" meta:object-count="0"/>
  </office:meta>
</office:document-meta>
</file>